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Inefficient">
      <style:table-properties table:display="true" style:writing-mode="lr-tb"/>
    </style:style>
    <style:style style:name="ta2" style:family="table" style:master-page-name="PageStyle_5f_Improved">
      <style:table-properties table:display="true" style:writing-mode="lr-tb"/>
    </style:style>
    <style:style style:name="ta3" style:family="table" style:master-page-name="PageStyle_5f_Efficient">
      <style:table-properties table:display="true" style:writing-mode="lr-tb"/>
    </style:style>
    <style:style style:name="ta4" style:family="table" style:master-page-name="PageStyle_5f_Reduction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61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efficient" table:style-name="ta1">
        <office:forms form:automatic-focus="false" form:apply-design-mode="false"/>
        <table:shapes>
          <draw:frame draw:z-index="0" draw:name="Chart 1" draw:style-name="gr1" draw:text-style-name="P1" svg:width="160.09mm" svg:height="90.02mm" svg:x="76.97mm" svg:y="15.05mm">
            <loext:p draw:notify-on-update-of-ranges="Inefficient.A2:Inefficient.A13 Inefficient.B1:Inefficient.B1 Inefficient.B2:Inefficient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7124" calcext:value-type="float">
            <text:p>0.00207124</text:p>
          </table:table-cell>
          <table:table-cell table:number-columns-repeated="2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74859" calcext:value-type="float">
            <text:p>0.000574859</text:p>
          </table:table-cell>
          <table:table-cell table:number-columns-repeated="2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46981" calcext:value-type="float">
            <text:p>0.000546981</text:p>
          </table:table-cell>
          <table:table-cell table:number-columns-repeated="2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13172" calcext:value-type="float">
            <text:p>0.000513172</text:p>
          </table:table-cell>
          <table:table-cell table:number-columns-repeated="2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590045" calcext:value-type="float">
            <text:p>0.000590045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517091" calcext:value-type="float">
            <text:p>0.000517091</text:p>
          </table:table-cell>
          <table:table-cell table:number-columns-repeated="2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489744" calcext:value-type="float">
            <text:p>0.000489744</text:p>
          </table:table-cell>
          <table:table-cell table:number-columns-repeated="2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4482" calcext:value-type="float">
            <text:p>0.00054482</text:p>
          </table:table-cell>
          <table:table-cell table:number-columns-repeated="2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3239" calcext:value-type="float">
            <text:p>0.00053239</text:p>
          </table:table-cell>
          <table:table-cell table:number-columns-repeated="2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609999" calcext:value-type="float">
            <text:p>0.000609999</text:p>
          </table:table-cell>
          <table:table-cell table:number-columns-repeated="2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17678" calcext:value-type="float">
            <text:p>0.00117678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8512" calcext:value-type="float">
            <text:p>0.0028512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3])" office:value-type="float" office:value="0.000489744" calcext:value-type="float">
            <text:p>0.000489744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0207124" calcext:value-type="float">
            <text:p>0.00207124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1" office:value-type="string" calcext:value-type="string">
            <text:p>parallel fraction</text:p>
          </table:table-cell>
          <table:table-cell table:formula="of:=(1-([.B16]/[.B2]))/(1-(1/[.B15]))" office:value-type="float" office:value="0.83296400399585" calcext:value-type="float">
            <text:p>0.832964004</text:p>
          </table:table-cell>
          <table:table-cell table:number-columns-repeated="254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Improved" table:style-name="ta2">
        <table:shapes>
          <draw:frame draw:z-index="0" draw:name="Chart 1" draw:style-name="gr1" draw:text-style-name="P1" svg:width="160.05mm" svg:height="89.97mm" svg:x="89.39mm" svg:y="19.6mm">
            <loext:p draw:notify-on-update-of-ranges="Improved.A2:Improved.A13 Improved.B1:Improved.B1 Improved.B2:Improved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3" table:default-cell-style-name="ce2"/>
        <table:table-column table:style-name="co1" table:number-columns-repeated="255" table:default-cell-style-name="ce2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05929" calcext:value-type="float">
            <text:p>0.00405929</text:p>
          </table:table-cell>
          <table:table-cell table:number-columns-repeated="2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114" calcext:value-type="float">
            <text:p>0.00405114</text:p>
          </table:table-cell>
          <table:table-cell table:number-columns-repeated="25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.1353/100000" office:value-type="float" office:value="0.000081353" calcext:value-type="float">
            <text:p>0.000081353</text:p>
          </table:table-cell>
          <table:table-cell table:number-columns-repeated="2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513218" calcext:value-type="float">
            <text:p>0.000513218</text:p>
          </table:table-cell>
          <table:table-cell table:number-columns-repeated="25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.0165/100000" office:value-type="float" office:value="0.000080165" calcext:value-type="float">
            <text:p>0.000080165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7.8518/100000" office:value-type="float" office:value="0.000078518" calcext:value-type="float">
            <text:p>0.000078518</text:p>
          </table:table-cell>
          <table:table-cell table:number-columns-repeated="2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09553" calcext:value-type="float">
            <text:p>0.000109553</text:p>
          </table:table-cell>
          <table:table-cell table:number-columns-repeated="25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.2842/100000" office:value-type="float" office:value="0.000082842" calcext:value-type="float">
            <text:p>0.000082842</text:p>
          </table:table-cell>
          <table:table-cell table:number-columns-repeated="25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.4165/100000" office:value-type="float" office:value="0.000094165" calcext:value-type="float">
            <text:p>0.000094165</text:p>
          </table:table-cell>
          <table:table-cell table:number-columns-repeated="25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434624" calcext:value-type="float">
            <text:p>0.00434624</text:p>
          </table:table-cell>
          <table:table-cell table:number-columns-repeated="25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.4491/100000" office:value-type="float" office:value="0.000094491" calcext:value-type="float">
            <text:p>0.000094491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02997" calcext:value-type="float">
            <text:p>0.00302997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3])" office:value-type="float" office:value="0.000078518" calcext:value-type="float">
            <text:p>0.000078518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0405929" calcext:value-type="float">
            <text:p>0.00405929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 calcext:value-type="string">
            <text:p>parallel fraction</text:p>
          </table:table-cell>
          <table:table-cell table:formula="of:=(1-([.B16]/[.B17]))/(1-(1/[.B15]))" office:value-type="float" office:value="1.08961912058513" calcext:value-type="float">
            <text:p>1.0896191206</text:p>
          </table:table-cell>
          <table:table-cell table:number-columns-repeated="254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Efficient" table:style-name="ta3">
        <table:shapes>
          <draw:frame draw:z-index="0" draw:name="Chart 1" draw:style-name="gr1" draw:text-style-name="P1" svg:width="160.11mm" svg:height="89.99mm" svg:x="80.3mm" svg:y="7.64mm">
            <loext:p draw:notify-on-update-of-ranges="Efficient.A2:Efficient.A13 Efficient.B1:Efficient.B1 Efficient.B2:Efficient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255" table:default-cell-style-name="ce2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3397" calcext:value-type="float">
            <text:p>0.00203397</text:p>
          </table:table-cell>
          <table:table-cell table:number-columns-repeated="2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05279" calcext:value-type="float">
            <text:p>0.000505279</text:p>
          </table:table-cell>
          <table:table-cell table:number-columns-repeated="2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02301" calcext:value-type="float">
            <text:p>0.00202301</text:p>
          </table:table-cell>
          <table:table-cell table:number-columns-repeated="25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.9763/100000" office:value-type="float" office:value="0.000059763" calcext:value-type="float">
            <text:p>0.000059763</text:p>
          </table:table-cell>
          <table:table-cell table:number-columns-repeated="2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8678" calcext:value-type="float">
            <text:p>0.00138678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.3876/100000" office:value-type="float" office:value="0.000063876" calcext:value-type="float">
            <text:p>0.000063876</text:p>
          </table:table-cell>
          <table:table-cell table:number-columns-repeated="2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02186" calcext:value-type="float">
            <text:p>0.00202186</text:p>
          </table:table-cell>
          <table:table-cell table:number-columns-repeated="25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.6058/100000" office:value-type="float" office:value="0.000066058" calcext:value-type="float">
            <text:p>0.000066058</text:p>
          </table:table-cell>
          <table:table-cell table:number-columns-repeated="25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.7395/100000" office:value-type="float" office:value="0.000067395" calcext:value-type="float">
            <text:p>0.000067395</text:p>
          </table:table-cell>
          <table:table-cell table:number-columns-repeated="25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7.3848/100000" office:value-type="float" office:value="0.000073848" calcext:value-type="float">
            <text:p>0.000073848</text:p>
          </table:table-cell>
          <table:table-cell table:number-columns-repeated="25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10939" calcext:value-type="float">
            <text:p>0.000310939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261915" calcext:value-type="float">
            <text:p>0.00261915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" calcext:value-type="float">
            <text:p>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3])" office:value-type="float" office:value="0.000059763" calcext:value-type="float">
            <text:p>0.00005976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00203397" calcext:value-type="float">
            <text:p>0.00203397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1" office:value-type="string" calcext:value-type="string">
            <text:p>parallel fraction</text:p>
          </table:table-cell>
          <table:table-cell table:formula="of:=(1-([.B16]/[.B17]))/(1-(1/[.B15]))" office:value-type="float" office:value="1.16474107287718" calcext:value-type="float">
            <text:p>1.1647410729</text:p>
          </table:table-cell>
          <table:table-cell table:number-columns-repeated="254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Reduction" table:style-name="ta4">
        <office:forms form:automatic-focus="false" form:apply-design-mode="false"/>
        <table:shapes>
          <draw:frame draw:z-index="0" draw:name="Chart 1" draw:style-name="gr1" draw:text-style-name="P1" svg:width="160.05mm" svg:height="90.04mm" svg:x="105.35mm" svg:y="2.04mm">
            <loext:p draw:notify-on-update-of-ranges="Reduction.A2:Reduction.A13 Reduction.B1:Reduction.B1 Reduction.B2:Reduction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"/>
        <table:table-column table:style-name="co1" table:number-columns-repeated="256" table:default-cell-style-name="ce2"/>
        <table:table-row table:style-name="ro2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  <table:table-cell table:number-columns-repeated="2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308914" calcext:value-type="float">
            <text:p>0.00308914</text:p>
          </table:table-cell>
          <table:table-cell table:number-columns-repeated="25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19863" calcext:value-type="float">
            <text:p>0.00219863</text:p>
          </table:table-cell>
          <table:table-cell table:number-columns-repeated="25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12894" calcext:value-type="float">
            <text:p>0.00212894</text:p>
          </table:table-cell>
          <table:table-cell table:number-columns-repeated="25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77674" calcext:value-type="float">
            <text:p>0.00277674</text:p>
          </table:table-cell>
          <table:table-cell table:number-columns-repeated="25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06192" calcext:value-type="float">
            <text:p>0.00206192</text:p>
          </table:table-cell>
          <table:table-cell table:number-columns-repeated="25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000062359" calcext:value-type="float">
            <text:p>6.24E-05</text:p>
          </table:table-cell>
          <table:table-cell table:number-columns-repeated="25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.000064966" calcext:value-type="float">
            <text:p>6.50E-05</text:p>
          </table:table-cell>
          <table:table-cell table:number-columns-repeated="25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.000065319" calcext:value-type="float">
            <text:p>6.53E-05</text:p>
          </table:table-cell>
          <table:table-cell table:number-columns-repeated="25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0.00008944" calcext:value-type="float">
            <text:p>8.94E-05</text:p>
          </table:table-cell>
          <table:table-cell table:number-columns-repeated="25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00158861" calcext:value-type="float">
            <text:p>0.00158861</text:p>
          </table:table-cell>
          <table:table-cell table:number-columns-repeated="25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float" office:value="0.000070437" calcext:value-type="float">
            <text:p>7.04E-05</text:p>
          </table:table-cell>
          <table:table-cell table:number-columns-repeated="25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1038" calcext:value-type="float">
            <text:p>0.001038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(p)</text:p>
          </table:table-cell>
          <table:table-cell table:formula="of:=MIN([.B2:.B13])" office:value-type="float" office:value="0.000062359" calcext:value-type="float">
            <text:p>0.000062359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T(1)</text:p>
          </table:table-cell>
          <table:table-cell table:formula="of:=[.B2]" office:value-type="float" office:value="0.00308914" calcext:value-type="float">
            <text:p>0.00308914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style-name="ce1" office:value-type="string" calcext:value-type="string">
            <text:p>parallel fraction</text:p>
          </table:table-cell>
          <table:table-cell table:formula="of:=(1-([.B16]/[.B17]))/(1-(1/[.B15]))" office:value-type="float" office:value="1.08868163955017" calcext:value-type="float">
            <text:p>1.0886816396</text:p>
          </table:table-cell>
          <table:table-cell table:number-columns-repeated="255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Devanagari1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1_20_1" style:display-name="Heading1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name-complex="Lohit Devanagari1" style:font-family-complex="'Lohit Devanagari'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1" style:font-family-complex="'Lohit Devanagari'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Default" style:data-style-name="N104">
      <style:table-cell-properties fo:padding="0.71mm"/>
      <style:text-properties style:use-window-font-color="true" style:text-outline="false" style:text-line-through-style="none" style:text-line-through-typ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1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efficient" style:display-name="PageStyle_Ineffici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mproved" style:display-name="PageStyle_Improve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fficient" style:display-name="PageStyle_Effici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duction" style:display-name="PageStyle_Reduction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8:30:51.578927100</meta:creation-date>
    <dc:date>2018-09-12T00:21:52.903901294</dc:date>
    <meta:editing-cycles>9</meta:editing-cycles>
    <meta:editing-duration>PT1H5M13S</meta:editing-duration>
    <meta:document-statistic meta:table-count="4" meta:cell-count="136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a4a4a"/>
    </style:style>
    <style:style style:name="ch2" style:family="chart">
      <style:chart-properties chart:auto-position="true"/>
      <style:graphic-properties draw:stroke="none" svg:stroke-color="#4a4a4a" draw:fill="none" draw:fill-color="#000000"/>
      <style:text-properties fo:color="#4a4a4a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cm" svg:height="9.003cm" xlink:href=".." xlink:type="simple" chart:class="chart:line" chart:style-name="ch1">
        <chart:legend chart:legend-position="end" svg:x="12.973cm" svg:y="4.202cm" style:legend-expansion="high" chart:style-name="ch2"/>
        <chart:plot-area chart:style-name="ch3" table:cell-range-address="Inefficient.A1:Inefficient.B13" chart:data-source-has-labels="both" svg:x="0.32cm" svg:y="0.18cm" svg:width="12.333cm" svg:height="8.643cm">
          <chartooo:coordinate-region svg:x="1.603cm" svg:y="0.38cm" svg:width="10.863cm" svg:height="7.796cm"/>
          <chart:axis chart:dimension="x" chart:name="primary-x" chart:style-name="ch4" chartooo:axis-type="auto">
            <chartooo:date-scale/>
            <chart:categories table:cell-range-address="Inefficient.A2:Inefficient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efficient.B2:Inefficient.B13" chart:label-cell-address="Inefficient.B1:Inefficient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Inefficient.B1:Inefficient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efficient.A2:Inefficient.A13</svg:desc>
                </draw:g>
              </table:table-cell>
              <table:table-cell office:value-type="float" office:value="0.00207124">
                <text:p>0.00207124</text:p>
                <draw:g>
                  <svg:desc>Inefficient.B2:Inefficient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74859">
                <text:p>0.0005748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46981">
                <text:p>0.0005469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13172">
                <text:p>0.000513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590045">
                <text:p>0.0005900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517091">
                <text:p>0.0005170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489744">
                <text:p>0.0004897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54482">
                <text:p>0.000544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53239">
                <text:p>0.0005323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609999">
                <text:p>0.0006099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17678">
                <text:p>0.001176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8512">
                <text:p>0.0028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a4a4a"/>
    </style:style>
    <style:style style:name="ch2" style:family="chart">
      <style:chart-properties chart:auto-position="true"/>
      <style:graphic-properties draw:stroke="none" svg:stroke-color="#4a4a4a" draw:fill="none" draw:fill-color="#000000"/>
      <style:text-properties fo:color="#4a4a4a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06cm" svg:height="8.998cm" xlink:href=".." xlink:type="simple" chart:class="chart:line" chart:style-name="ch1">
        <chart:legend chart:legend-position="end" svg:x="12.969cm" svg:y="4.2cm" style:legend-expansion="high" chart:style-name="ch2"/>
        <chart:plot-area chart:style-name="ch3" table:cell-range-address="Improved.A1:Improved.B13" chart:data-source-has-labels="both" svg:x="0.32cm" svg:y="0.179cm" svg:width="12.329cm" svg:height="8.64cm">
          <chartooo:coordinate-region svg:x="1.603cm" svg:y="0.378cm" svg:width="10.859cm" svg:height="7.794cm"/>
          <chart:axis chart:dimension="x" chart:name="primary-x" chart:style-name="ch4" chartooo:axis-type="auto">
            <chartooo:date-scale/>
            <chart:categories table:cell-range-address="Improved.A2:Improved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proved.B2:Improved.B13" chart:label-cell-address="Improved.B1:Improved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Improved.B1:Improved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mproved.A2:Improved.A13</svg:desc>
                </draw:g>
              </table:table-cell>
              <table:table-cell office:value-type="float" office:value="0.00405929">
                <text:p>0.00405929</text:p>
                <draw:g>
                  <svg:desc>Improved.B2:Improved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05114">
                <text:p>0.004051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81353">
                <text:p>0.0000813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13218">
                <text:p>0.0005132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80165">
                <text:p>0.0000801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78518">
                <text:p>0.0000785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09553">
                <text:p>0.0001095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82842">
                <text:p>0.0000828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94165">
                <text:p>0.0000941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434624">
                <text:p>0.004346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94491">
                <text:p>0.0000944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302997">
                <text:p>0.00302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a4a4a"/>
    </style:style>
    <style:style style:name="ch2" style:family="chart">
      <style:chart-properties chart:auto-position="true"/>
      <style:graphic-properties draw:stroke="none" svg:stroke-color="#4a4a4a" draw:fill="none" draw:fill-color="#000000"/>
      <style:text-properties fo:color="#4a4a4a" fo:font-family="Arial"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2cm" svg:height="9cm" xlink:href=".." xlink:type="simple" chart:class="chart:line" chart:style-name="ch1">
        <chart:legend chart:legend-position="end" svg:x="12.975cm" svg:y="4.201cm" style:legend-expansion="high" chart:style-name="ch2"/>
        <chart:plot-area chart:style-name="ch3" table:cell-range-address="Efficient.A1:Efficient.B13" chart:data-source-has-labels="both" svg:x="0.32cm" svg:y="0.18cm" svg:width="12.335cm" svg:height="8.64cm">
          <chartooo:coordinate-region svg:x="1.603cm" svg:y="0.379cm" svg:width="10.865cm" svg:height="7.794cm"/>
          <chart:axis chart:dimension="x" chart:name="primary-x" chart:style-name="ch4" chartooo:axis-type="auto">
            <chartooo:date-scale/>
            <chart:categories table:cell-range-address="Efficient.A2:Efficient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fficient.B2:Efficient.B13" chart:label-cell-address="Efficient.B1:Efficient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Efficient.B1:Efficient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fficient.A2:Efficient.A13</svg:desc>
                </draw:g>
              </table:table-cell>
              <table:table-cell office:value-type="float" office:value="0.00203397">
                <text:p>0.00203397</text:p>
                <draw:g>
                  <svg:desc>Efficient.B2:Efficient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505279">
                <text:p>0.0005052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02301">
                <text:p>0.002023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59763">
                <text:p>0.0000597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38678">
                <text:p>0.001386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63876">
                <text:p>0.0000638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02186">
                <text:p>0.002021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66058">
                <text:p>0.0000660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67395">
                <text:p>0.0000673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73848">
                <text:p>0.0000738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310939">
                <text:p>0.0003109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61915">
                <text:p>0.002619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a4a4a"/>
    </style:style>
    <style:style style:name="ch2" style:family="chart">
      <style:chart-properties chart:auto-position="true"/>
      <style:graphic-properties draw:stroke="none" svg:stroke-color="#4a4a4a" draw:fill="none" draw:fill-color="#000000"/>
      <style:text-properties fo:color="#4a4a4a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a4a4a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06cm" svg:height="9.005cm" xlink:href=".." xlink:type="simple" chart:class="chart:line" chart:style-name="ch1">
        <chart:legend chart:legend-position="end" svg:x="12.969cm" svg:y="4.203cm" style:legend-expansion="high" chart:style-name="ch2"/>
        <chart:plot-area chart:style-name="ch3" table:cell-range-address="Reduction.A1:Reduction.B13" chart:data-source-has-labels="both" svg:x="0.32cm" svg:y="0.18cm" svg:width="12.329cm" svg:height="8.645cm">
          <chartooo:coordinate-region svg:x="1.603cm" svg:y="0.379cm" svg:width="10.859cm" svg:height="7.799cm"/>
          <chart:axis chart:dimension="x" chart:name="primary-x" chart:style-name="ch4" chartooo:axis-type="auto">
            <chartooo:date-scale/>
            <chart:categories table:cell-range-address="Reduction.A2:Reduction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duction.B2:Reduction.B13" chart:label-cell-address="Reduction.B1:Reduction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Reduction.B1:Reduction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duction.A2:Reduction.A13</svg:desc>
                </draw:g>
              </table:table-cell>
              <table:table-cell office:value-type="float" office:value="0.00308914">
                <text:p>0.00308914</text:p>
                <draw:g>
                  <svg:desc>Reduction.B2:Reduction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19863">
                <text:p>0.002198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12894">
                <text:p>0.002128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77674">
                <text:p>0.00277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06192">
                <text:p>0.002061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62359">
                <text:p>0.0000623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64966">
                <text:p>0.0000649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65319">
                <text:p>0.0000653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8944">
                <text:p>0.000089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158861">
                <text:p>0.001588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70437">
                <text:p>0.0000704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1038">
                <text:p>0.001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